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ycles – lfence</text:p>
          </table:table-cell>
          <table:table-cell office:value-type="string" calcext:value-type="string">
            <text:p>cycles/iter – lfen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564270" calcext:value-type="float">
            <text:p>40564270</text:p>
          </table:table-cell>
          <table:table-cell table:formula="of:=[.C2]/1000000" office:value-type="float" office:value="40.56427" calcext:value-type="float">
            <text:p>40.564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1316941" calcext:value-type="float">
            <text:p>41316941</text:p>
          </table:table-cell>
          <table:table-cell table:formula="of:=[.C3]/1000000" office:value-type="float" office:value="41.316941" calcext:value-type="float">
            <text:p>41.31694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2824974" calcext:value-type="float">
            <text:p>42824974</text:p>
          </table:table-cell>
          <table:table-cell table:formula="of:=[.C4]/1000000" office:value-type="float" office:value="42.824974" calcext:value-type="float">
            <text:p>42.8249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5616130" calcext:value-type="float">
            <text:p>55616130</text:p>
          </table:table-cell>
          <table:table-cell table:formula="of:=[.C5]/1000000" office:value-type="float" office:value="55.61613" calcext:value-type="float">
            <text:p>55.616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6358623" calcext:value-type="float">
            <text:p>56358623</text:p>
          </table:table-cell>
          <table:table-cell table:formula="of:=[.C6]/1000000" office:value-type="float" office:value="56.358623" calcext:value-type="float">
            <text:p>56.3586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8073015" calcext:value-type="float">
            <text:p>58073015</text:p>
          </table:table-cell>
          <table:table-cell table:formula="of:=[.C7]/1000000" office:value-type="float" office:value="58.073015" calcext:value-type="float">
            <text:p>58.0730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59085376" calcext:value-type="float">
            <text:p>59085376</text:p>
          </table:table-cell>
          <table:table-cell table:formula="of:=[.C8]/1000000" office:value-type="float" office:value="59.085376" calcext:value-type="float">
            <text:p>59.0853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0612185" calcext:value-type="float">
            <text:p>70612185</text:p>
          </table:table-cell>
          <table:table-cell table:formula="of:=[.C9]/1000000" office:value-type="float" office:value="70.612185" calcext:value-type="float">
            <text:p>70.6121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1393154" calcext:value-type="float">
            <text:p>71393154</text:p>
          </table:table-cell>
          <table:table-cell table:formula="of:=[.C10]/1000000" office:value-type="float" office:value="71.393154" calcext:value-type="float">
            <text:p>71.3931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3133104" calcext:value-type="float">
            <text:p>73133104</text:p>
          </table:table-cell>
          <table:table-cell table:formula="of:=[.C11]/1000000" office:value-type="float" office:value="73.133104" calcext:value-type="float">
            <text:p>73.1331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4138589" calcext:value-type="float">
            <text:p>74138589</text:p>
          </table:table-cell>
          <table:table-cell table:formula="of:=[.C12]/1000000" office:value-type="float" office:value="74.138589" calcext:value-type="float">
            <text:p>74.13858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75132493" calcext:value-type="float">
            <text:p>75132493</text:p>
          </table:table-cell>
          <table:table-cell table:formula="of:=[.C13]/1000000" office:value-type="float" office:value="75.132493" calcext:value-type="float">
            <text:p>75.1324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4939374" calcext:value-type="float">
            <text:p>84939374</text:p>
          </table:table-cell>
          <table:table-cell table:formula="of:=[.C14]/1000000" office:value-type="float" office:value="84.939374" calcext:value-type="float">
            <text:p>84.9393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5183872" calcext:value-type="float">
            <text:p>85183872</text:p>
          </table:table-cell>
          <table:table-cell table:formula="of:=[.C15]/1000000" office:value-type="float" office:value="85.183872" calcext:value-type="float">
            <text:p>85.1838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7260558" calcext:value-type="float">
            <text:p>87260558</text:p>
          </table:table-cell>
          <table:table-cell table:formula="of:=[.C16]/1000000" office:value-type="float" office:value="87.260558" calcext:value-type="float">
            <text:p>87.2605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87955155" calcext:value-type="float">
            <text:p>87955155</text:p>
          </table:table-cell>
          <table:table-cell table:formula="of:=[.C17]/1000000" office:value-type="float" office:value="87.955155" calcext:value-type="float">
            <text:p>87.9551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8915519" calcext:value-type="float">
            <text:p>88915519</text:p>
          </table:table-cell>
          <table:table-cell table:formula="of:=[.C18]/1000000" office:value-type="float" office:value="88.915519" calcext:value-type="float">
            <text:p>88.915519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90673983" calcext:value-type="float">
            <text:p>90673983</text:p>
          </table:table-cell>
          <table:table-cell table:formula="of:=[.C19]/1000000" office:value-type="float" office:value="90.673983" calcext:value-type="float">
            <text:p>90.6739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9965947" calcext:value-type="float">
            <text:p>99965947</text:p>
          </table:table-cell>
          <table:table-cell table:formula="of:=[.C20]/1000000" office:value-type="float" office:value="99.965947" calcext:value-type="float">
            <text:p>99.9659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0178347" calcext:value-type="float">
            <text:p>100178347</text:p>
          </table:table-cell>
          <table:table-cell table:formula="of:=[.C21]/1000000" office:value-type="float" office:value="100.178347" calcext:value-type="float">
            <text:p>100.1783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2261438" calcext:value-type="float">
            <text:p>102261438</text:p>
          </table:table-cell>
          <table:table-cell table:formula="of:=[.C22]/1000000" office:value-type="float" office:value="102.261438" calcext:value-type="float">
            <text:p>102.2614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3032576" calcext:value-type="float">
            <text:p>103032576</text:p>
          </table:table-cell>
          <table:table-cell table:formula="of:=[.C23]/1000000" office:value-type="float" office:value="103.032576" calcext:value-type="float">
            <text:p>103.0325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4010895" calcext:value-type="float">
            <text:p>104010895</text:p>
          </table:table-cell>
          <table:table-cell table:formula="of:=[.C24]/1000000" office:value-type="float" office:value="104.010895" calcext:value-type="float">
            <text:p>104.0108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5599273" calcext:value-type="float">
            <text:p>105599273</text:p>
          </table:table-cell>
          <table:table-cell table:formula="of:=[.C25]/1000000" office:value-type="float" office:value="105.599273" calcext:value-type="float">
            <text:p>105.59927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06514107" calcext:value-type="float">
            <text:p>106514107</text:p>
          </table:table-cell>
          <table:table-cell table:formula="of:=[.C26]/1000000" office:value-type="float" office:value="106.514107" calcext:value-type="float">
            <text:p>106.5141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15300316" calcext:value-type="float">
            <text:p>115300316</text:p>
          </table:table-cell>
          <table:table-cell table:formula="of:=[.C27]/1000000" office:value-type="float" office:value="115.300316" calcext:value-type="float">
            <text:p>115.3003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15533611" calcext:value-type="float">
            <text:p>115533611</text:p>
          </table:table-cell>
          <table:table-cell table:formula="of:=[.C28]/1000000" office:value-type="float" office:value="115.533611" calcext:value-type="float">
            <text:p>115.5336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16886998" calcext:value-type="float">
            <text:p>116886998</text:p>
          </table:table-cell>
          <table:table-cell table:formula="of:=[.C29]/1000000" office:value-type="float" office:value="116.886998" calcext:value-type="float">
            <text:p>116.8869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18195565" calcext:value-type="float">
            <text:p>118195565</text:p>
          </table:table-cell>
          <table:table-cell table:formula="of:=[.C30]/1000000" office:value-type="float" office:value="118.195565" calcext:value-type="float">
            <text:p>118.1955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18892608" calcext:value-type="float">
            <text:p>118892608</text:p>
          </table:table-cell>
          <table:table-cell table:formula="of:=[.C31]/1000000" office:value-type="float" office:value="118.892608" calcext:value-type="float">
            <text:p>118.8926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20239864" calcext:value-type="float">
            <text:p>120239864</text:p>
          </table:table-cell>
          <table:table-cell table:formula="of:=[.C32]/1000000" office:value-type="float" office:value="120.239864" calcext:value-type="float">
            <text:p>120.2398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1376737" calcext:value-type="float">
            <text:p>121376737</text:p>
          </table:table-cell>
          <table:table-cell table:formula="of:=[.C33]/1000000" office:value-type="float" office:value="121.376737" calcext:value-type="float">
            <text:p>121.376737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23585124" calcext:value-type="float">
            <text:p>123585124</text:p>
          </table:table-cell>
          <table:table-cell table:formula="of:=[.C34]/1000000" office:value-type="float" office:value="123.585124" calcext:value-type="float">
            <text:p>123.5851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0012278" calcext:value-type="float">
            <text:p>130012278</text:p>
          </table:table-cell>
          <table:table-cell table:formula="of:=[.C35]/1000000" office:value-type="float" office:value="130.012278" calcext:value-type="float">
            <text:p>130.0122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0604639" calcext:value-type="float">
            <text:p>130604639</text:p>
          </table:table-cell>
          <table:table-cell table:formula="of:=[.C36]/1000000" office:value-type="float" office:value="130.604639" calcext:value-type="float">
            <text:p>130.6046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2025283" calcext:value-type="float">
            <text:p>132025283</text:p>
          </table:table-cell>
          <table:table-cell table:formula="of:=[.C37]/1000000" office:value-type="float" office:value="132.025283" calcext:value-type="float">
            <text:p>132.0252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3241392" calcext:value-type="float">
            <text:p>133241392</text:p>
          </table:table-cell>
          <table:table-cell table:formula="of:=[.C38]/1000000" office:value-type="float" office:value="133.241392" calcext:value-type="float">
            <text:p>133.2413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4314013" calcext:value-type="float">
            <text:p>134314013</text:p>
          </table:table-cell>
          <table:table-cell table:formula="of:=[.C39]/1000000" office:value-type="float" office:value="134.314013" calcext:value-type="float">
            <text:p>134.3140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35773299" calcext:value-type="float">
            <text:p>135773299</text:p>
          </table:table-cell>
          <table:table-cell table:formula="of:=[.C40]/1000000" office:value-type="float" office:value="135.773299" calcext:value-type="float">
            <text:p>135.7732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36510492" calcext:value-type="float">
            <text:p>136510492</text:p>
          </table:table-cell>
          <table:table-cell table:formula="of:=[.C41]/1000000" office:value-type="float" office:value="136.510492" calcext:value-type="float">
            <text:p>136.5104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38365603" calcext:value-type="float">
            <text:p>138365603</text:p>
          </table:table-cell>
          <table:table-cell table:formula="of:=[.C42]/1000000" office:value-type="float" office:value="138.365603" calcext:value-type="float">
            <text:p>138.365603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39355907" calcext:value-type="float">
            <text:p>139355907</text:p>
          </table:table-cell>
          <table:table-cell table:formula="of:=[.C43]/1000000" office:value-type="float" office:value="139.355907" calcext:value-type="float">
            <text:p>139.3559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45986444" calcext:value-type="float">
            <text:p>145986444</text:p>
          </table:table-cell>
          <table:table-cell table:formula="of:=[.C44]/1000000" office:value-type="float" office:value="145.986444" calcext:value-type="float">
            <text:p>145.9864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6420799" calcext:value-type="float">
            <text:p>146420799</text:p>
          </table:table-cell>
          <table:table-cell table:formula="of:=[.C45]/1000000" office:value-type="float" office:value="146.420799" calcext:value-type="float">
            <text:p>146.4207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7957986" calcext:value-type="float">
            <text:p>147957986</text:p>
          </table:table-cell>
          <table:table-cell table:formula="of:=[.C46]/1000000" office:value-type="float" office:value="147.957986" calcext:value-type="float">
            <text:p>147.9579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9053264" calcext:value-type="float">
            <text:p>149053264</text:p>
          </table:table-cell>
          <table:table-cell table:formula="of:=[.C47]/1000000" office:value-type="float" office:value="149.053264" calcext:value-type="float">
            <text:p>149.0532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0360272" calcext:value-type="float">
            <text:p>150360272</text:p>
          </table:table-cell>
          <table:table-cell table:formula="of:=[.C48]/1000000" office:value-type="float" office:value="150.360272" calcext:value-type="float">
            <text:p>150.3602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51847505" calcext:value-type="float">
            <text:p>151847505</text:p>
          </table:table-cell>
          <table:table-cell table:formula="of:=[.C49]/1000000" office:value-type="float" office:value="151.847505" calcext:value-type="float">
            <text:p>151.8475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2808077" calcext:value-type="float">
            <text:p>152808077</text:p>
          </table:table-cell>
          <table:table-cell table:formula="of:=[.C50]/1000000" office:value-type="float" office:value="152.808077" calcext:value-type="float">
            <text:p>152.8080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4367455" calcext:value-type="float">
            <text:p>154367455</text:p>
          </table:table-cell>
          <table:table-cell table:formula="of:=[.C51]/1000000" office:value-type="float" office:value="154.367455" calcext:value-type="float">
            <text:p>154.3674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55625956" calcext:value-type="float">
            <text:p>155625956</text:p>
          </table:table-cell>
          <table:table-cell table:formula="of:=[.C52]/1000000" office:value-type="float" office:value="155.625956" calcext:value-type="float">
            <text:p>155.625956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57394629" calcext:value-type="float">
            <text:p>157394629</text:p>
          </table:table-cell>
          <table:table-cell table:formula="of:=[.C53]/1000000" office:value-type="float" office:value="157.394629" calcext:value-type="float">
            <text:p>157.3946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60986468" calcext:value-type="float">
            <text:p>160986468</text:p>
          </table:table-cell>
          <table:table-cell table:formula="of:=[.C54]/1000000" office:value-type="float" office:value="160.986468" calcext:value-type="float">
            <text:p>160.9864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1280934" calcext:value-type="float">
            <text:p>161280934</text:p>
          </table:table-cell>
          <table:table-cell table:formula="of:=[.C55]/1000000" office:value-type="float" office:value="161.280934" calcext:value-type="float">
            <text:p>161.2809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3095338" calcext:value-type="float">
            <text:p>163095338</text:p>
          </table:table-cell>
          <table:table-cell table:formula="of:=[.C56]/1000000" office:value-type="float" office:value="163.095338" calcext:value-type="float">
            <text:p>163.0953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4227073" calcext:value-type="float">
            <text:p>164227073</text:p>
          </table:table-cell>
          <table:table-cell table:formula="of:=[.C57]/1000000" office:value-type="float" office:value="164.227073" calcext:value-type="float">
            <text:p>164.2270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5254048" calcext:value-type="float">
            <text:p>165254048</text:p>
          </table:table-cell>
          <table:table-cell table:formula="of:=[.C58]/1000000" office:value-type="float" office:value="165.254048" calcext:value-type="float">
            <text:p>165.2540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66833509" calcext:value-type="float">
            <text:p>166833509</text:p>
          </table:table-cell>
          <table:table-cell table:formula="of:=[.C59]/1000000" office:value-type="float" office:value="166.833509" calcext:value-type="float">
            <text:p>166.8335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67413694" calcext:value-type="float">
            <text:p>167413694</text:p>
          </table:table-cell>
          <table:table-cell table:formula="of:=[.C60]/1000000" office:value-type="float" office:value="167.413694" calcext:value-type="float">
            <text:p>167.4136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69336178" calcext:value-type="float">
            <text:p>169336178</text:p>
          </table:table-cell>
          <table:table-cell table:formula="of:=[.C61]/1000000" office:value-type="float" office:value="169.336178" calcext:value-type="float">
            <text:p>169.3361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70306266" calcext:value-type="float">
            <text:p>170306266</text:p>
          </table:table-cell>
          <table:table-cell table:formula="of:=[.C62]/1000000" office:value-type="float" office:value="170.306266" calcext:value-type="float">
            <text:p>170.3062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71782035" calcext:value-type="float">
            <text:p>171782035</text:p>
          </table:table-cell>
          <table:table-cell table:formula="of:=[.C63]/1000000" office:value-type="float" office:value="171.782035" calcext:value-type="float">
            <text:p>171.78203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72903259" calcext:value-type="float">
            <text:p>172903259</text:p>
          </table:table-cell>
          <table:table-cell table:formula="of:=[.C64]/1000000" office:value-type="float" office:value="172.903259" calcext:value-type="float">
            <text:p>172.9032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75730325" calcext:value-type="float">
            <text:p>175730325</text:p>
          </table:table-cell>
          <table:table-cell table:formula="of:=[.C65]/1000000" office:value-type="float" office:value="175.730325" calcext:value-type="float">
            <text:p>175.7303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76204138" calcext:value-type="float">
            <text:p>176204138</text:p>
          </table:table-cell>
          <table:table-cell table:formula="of:=[.C66]/1000000" office:value-type="float" office:value="176.204138" calcext:value-type="float">
            <text:p>176.2041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78365902" calcext:value-type="float">
            <text:p>178365902</text:p>
          </table:table-cell>
          <table:table-cell table:formula="of:=[.C67]/1000000" office:value-type="float" office:value="178.365902" calcext:value-type="float">
            <text:p>178.3659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79425260" calcext:value-type="float">
            <text:p>179425260</text:p>
          </table:table-cell>
          <table:table-cell table:formula="of:=[.C68]/1000000" office:value-type="float" office:value="179.42526" calcext:value-type="float">
            <text:p>179.425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80418165" calcext:value-type="float">
            <text:p>180418165</text:p>
          </table:table-cell>
          <table:table-cell table:formula="of:=[.C69]/1000000" office:value-type="float" office:value="180.418165" calcext:value-type="float">
            <text:p>180.4181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1716535" calcext:value-type="float">
            <text:p>181716535</text:p>
          </table:table-cell>
          <table:table-cell table:formula="of:=[.C70]/1000000" office:value-type="float" office:value="181.716535" calcext:value-type="float">
            <text:p>181.7165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82712758" calcext:value-type="float">
            <text:p>182712758</text:p>
          </table:table-cell>
          <table:table-cell table:formula="of:=[.C71]/1000000" office:value-type="float" office:value="182.712758" calcext:value-type="float">
            <text:p>182.7127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84350052" calcext:value-type="float">
            <text:p>184350052</text:p>
          </table:table-cell>
          <table:table-cell table:formula="of:=[.C72]/1000000" office:value-type="float" office:value="184.350052" calcext:value-type="float">
            <text:p>184.3500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85354081" calcext:value-type="float">
            <text:p>185354081</text:p>
          </table:table-cell>
          <table:table-cell table:formula="of:=[.C73]/1000000" office:value-type="float" office:value="185.354081" calcext:value-type="float">
            <text:p>185.3540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86951152" calcext:value-type="float">
            <text:p>186951152</text:p>
          </table:table-cell>
          <table:table-cell table:formula="of:=[.C74]/1000000" office:value-type="float" office:value="186.951152" calcext:value-type="float">
            <text:p>186.9511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88416894" calcext:value-type="float">
            <text:p>188416894</text:p>
          </table:table-cell>
          <table:table-cell table:formula="of:=[.C75]/1000000" office:value-type="float" office:value="188.416894" calcext:value-type="float">
            <text:p>188.416894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90760348" calcext:value-type="float">
            <text:p>190760348</text:p>
          </table:table-cell>
          <table:table-cell table:formula="of:=[.C76]/1000000" office:value-type="float" office:value="190.760348" calcext:value-type="float">
            <text:p>190.7603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90756699" calcext:value-type="float">
            <text:p>190756699</text:p>
          </table:table-cell>
          <table:table-cell table:formula="of:=[.C77]/1000000" office:value-type="float" office:value="190.756699" calcext:value-type="float">
            <text:p>190.7566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1354653" calcext:value-type="float">
            <text:p>191354653</text:p>
          </table:table-cell>
          <table:table-cell table:formula="of:=[.C78]/1000000" office:value-type="float" office:value="191.354653" calcext:value-type="float">
            <text:p>191.3546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93378707" calcext:value-type="float">
            <text:p>193378707</text:p>
          </table:table-cell>
          <table:table-cell table:formula="of:=[.C79]/1000000" office:value-type="float" office:value="193.378707" calcext:value-type="float">
            <text:p>193.3787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94015933" calcext:value-type="float">
            <text:p>194015933</text:p>
          </table:table-cell>
          <table:table-cell table:formula="of:=[.C80]/1000000" office:value-type="float" office:value="194.015933" calcext:value-type="float">
            <text:p>194.0159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95343652" calcext:value-type="float">
            <text:p>195343652</text:p>
          </table:table-cell>
          <table:table-cell table:formula="of:=[.C81]/1000000" office:value-type="float" office:value="195.343652" calcext:value-type="float">
            <text:p>195.3436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96649875" calcext:value-type="float">
            <text:p>196649875</text:p>
          </table:table-cell>
          <table:table-cell table:formula="of:=[.C82]/1000000" office:value-type="float" office:value="196.649875" calcext:value-type="float">
            <text:p>196.649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97654089" calcext:value-type="float">
            <text:p>197654089</text:p>
          </table:table-cell>
          <table:table-cell table:formula="of:=[.C83]/1000000" office:value-type="float" office:value="197.654089" calcext:value-type="float">
            <text:p>197.6540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99454056" calcext:value-type="float">
            <text:p>199454056</text:p>
          </table:table-cell>
          <table:table-cell table:formula="of:=[.C84]/1000000" office:value-type="float" office:value="199.454056" calcext:value-type="float">
            <text:p>199.4540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0314629" calcext:value-type="float">
            <text:p>200314629</text:p>
          </table:table-cell>
          <table:table-cell table:formula="of:=[.C85]/1000000" office:value-type="float" office:value="200.314629" calcext:value-type="float">
            <text:p>200.3146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01894160" calcext:value-type="float">
            <text:p>201894160</text:p>
          </table:table-cell>
          <table:table-cell table:formula="of:=[.C86]/1000000" office:value-type="float" office:value="201.89416" calcext:value-type="float">
            <text:p>201.894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03368485" calcext:value-type="float">
            <text:p>203368485</text:p>
          </table:table-cell>
          <table:table-cell table:formula="of:=[.C87]/1000000" office:value-type="float" office:value="203.368485" calcext:value-type="float">
            <text:p>203.3684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06151088" calcext:value-type="float">
            <text:p>206151088</text:p>
          </table:table-cell>
          <table:table-cell table:formula="of:=[.C88]/1000000" office:value-type="float" office:value="206.151088" calcext:value-type="float">
            <text:p>206.151088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222691278" calcext:value-type="float">
            <text:p>222691278</text:p>
          </table:table-cell>
          <table:table-cell table:formula="of:=[.C89]/1000000" office:value-type="float" office:value="222.691278" calcext:value-type="float">
            <text:p>222.6912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05879082" calcext:value-type="float">
            <text:p>205879082</text:p>
          </table:table-cell>
          <table:table-cell table:formula="of:=[.C90]/1000000" office:value-type="float" office:value="205.879082" calcext:value-type="float">
            <text:p>205.8790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06418193" calcext:value-type="float">
            <text:p>206418193</text:p>
          </table:table-cell>
          <table:table-cell table:formula="of:=[.C91]/1000000" office:value-type="float" office:value="206.418193" calcext:value-type="float">
            <text:p>206.4181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08095275" calcext:value-type="float">
            <text:p>208095275</text:p>
          </table:table-cell>
          <table:table-cell table:formula="of:=[.C92]/1000000" office:value-type="float" office:value="208.095275" calcext:value-type="float">
            <text:p>208.0952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09303271" calcext:value-type="float">
            <text:p>209303271</text:p>
          </table:table-cell>
          <table:table-cell table:formula="of:=[.C93]/1000000" office:value-type="float" office:value="209.303271" calcext:value-type="float">
            <text:p>209.3032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10297427" calcext:value-type="float">
            <text:p>210297427</text:p>
          </table:table-cell>
          <table:table-cell table:formula="of:=[.C94]/1000000" office:value-type="float" office:value="210.297427" calcext:value-type="float">
            <text:p>210.2974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11828706" calcext:value-type="float">
            <text:p>211828706</text:p>
          </table:table-cell>
          <table:table-cell table:formula="of:=[.C95]/1000000" office:value-type="float" office:value="211.828706" calcext:value-type="float">
            <text:p>211.8287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12739059" calcext:value-type="float">
            <text:p>212739059</text:p>
          </table:table-cell>
          <table:table-cell table:formula="of:=[.C96]/1000000" office:value-type="float" office:value="212.739059" calcext:value-type="float">
            <text:p>212.7390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14355505" calcext:value-type="float">
            <text:p>214355505</text:p>
          </table:table-cell>
          <table:table-cell table:formula="of:=[.C97]/1000000" office:value-type="float" office:value="214.355505" calcext:value-type="float">
            <text:p>214.3555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15516665" calcext:value-type="float">
            <text:p>215516665</text:p>
          </table:table-cell>
          <table:table-cell table:formula="of:=[.C98]/1000000" office:value-type="float" office:value="215.516665" calcext:value-type="float">
            <text:p>215.5166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16804090" calcext:value-type="float">
            <text:p>216804090</text:p>
          </table:table-cell>
          <table:table-cell table:formula="of:=[.C99]/1000000" office:value-type="float" office:value="216.80409" calcext:value-type="float">
            <text:p>216.804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18504266" calcext:value-type="float">
            <text:p>218504266</text:p>
          </table:table-cell>
          <table:table-cell table:formula="of:=[.C100]/1000000" office:value-type="float" office:value="218.504266" calcext:value-type="float">
            <text:p>218.5042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20523681" calcext:value-type="float">
            <text:p>220523681</text:p>
          </table:table-cell>
          <table:table-cell table:formula="of:=[.C101]/1000000" office:value-type="float" office:value="220.523681" calcext:value-type="float">
            <text:p>220.5236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37314279" calcext:value-type="float">
            <text:p>237314279</text:p>
          </table:table-cell>
          <table:table-cell table:formula="of:=[.C102]/1000000" office:value-type="float" office:value="237.314279" calcext:value-type="float">
            <text:p>237.314279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251090967" calcext:value-type="float">
            <text:p>251090967</text:p>
          </table:table-cell>
          <table:table-cell table:formula="of:=[.C103]/1000000" office:value-type="float" office:value="251.090967" calcext:value-type="float">
            <text:p>251.0909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20753763" calcext:value-type="float">
            <text:p>220753763</text:p>
          </table:table-cell>
          <table:table-cell table:formula="of:=[.C104]/1000000" office:value-type="float" office:value="220.753763" calcext:value-type="float">
            <text:p>220.7537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21706001" calcext:value-type="float">
            <text:p>221706001</text:p>
          </table:table-cell>
          <table:table-cell table:formula="of:=[.C105]/1000000" office:value-type="float" office:value="221.706001" calcext:value-type="float">
            <text:p>221.706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23160896" calcext:value-type="float">
            <text:p>223160896</text:p>
          </table:table-cell>
          <table:table-cell table:formula="of:=[.C106]/1000000" office:value-type="float" office:value="223.160896" calcext:value-type="float">
            <text:p>223.1608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4077555" calcext:value-type="float">
            <text:p>224077555</text:p>
          </table:table-cell>
          <table:table-cell table:formula="of:=[.C107]/1000000" office:value-type="float" office:value="224.077555" calcext:value-type="float">
            <text:p>224.0775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25572420" calcext:value-type="float">
            <text:p>225572420</text:p>
          </table:table-cell>
          <table:table-cell table:formula="of:=[.C108]/1000000" office:value-type="float" office:value="225.57242" calcext:value-type="float">
            <text:p>225.572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26917353" calcext:value-type="float">
            <text:p>226917353</text:p>
          </table:table-cell>
          <table:table-cell table:formula="of:=[.C109]/1000000" office:value-type="float" office:value="226.917353" calcext:value-type="float">
            <text:p>226.9173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28074355" calcext:value-type="float">
            <text:p>228074355</text:p>
          </table:table-cell>
          <table:table-cell table:formula="of:=[.C110]/1000000" office:value-type="float" office:value="228.074355" calcext:value-type="float">
            <text:p>228.0743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30285263" calcext:value-type="float">
            <text:p>230285263</text:p>
          </table:table-cell>
          <table:table-cell table:formula="of:=[.C111]/1000000" office:value-type="float" office:value="230.285263" calcext:value-type="float">
            <text:p>230.2852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30402305" calcext:value-type="float">
            <text:p>230402305</text:p>
          </table:table-cell>
          <table:table-cell table:formula="of:=[.C112]/1000000" office:value-type="float" office:value="230.402305" calcext:value-type="float">
            <text:p>230.4023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31778380" calcext:value-type="float">
            <text:p>231778380</text:p>
          </table:table-cell>
          <table:table-cell table:formula="of:=[.C113]/1000000" office:value-type="float" office:value="231.77838" calcext:value-type="float">
            <text:p>231.778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33039434" calcext:value-type="float">
            <text:p>233039434</text:p>
          </table:table-cell>
          <table:table-cell table:formula="of:=[.C114]/1000000" office:value-type="float" office:value="233.039434" calcext:value-type="float">
            <text:p>233.0394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35361041" calcext:value-type="float">
            <text:p>235361041</text:p>
          </table:table-cell>
          <table:table-cell table:formula="of:=[.C115]/1000000" office:value-type="float" office:value="235.361041" calcext:value-type="float">
            <text:p>235.3610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51894013" calcext:value-type="float">
            <text:p>251894013</text:p>
          </table:table-cell>
          <table:table-cell table:formula="of:=[.C116]/1000000" office:value-type="float" office:value="251.894013" calcext:value-type="float">
            <text:p>251.8940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65746328" calcext:value-type="float">
            <text:p>265746328</text:p>
          </table:table-cell>
          <table:table-cell table:formula="of:=[.C117]/1000000" office:value-type="float" office:value="265.746328" calcext:value-type="float">
            <text:p>265.746328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281480288" calcext:value-type="float">
            <text:p>281480288</text:p>
          </table:table-cell>
          <table:table-cell table:formula="of:=[.C118]/1000000" office:value-type="float" office:value="281.480288" calcext:value-type="float">
            <text:p>281.4802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35699039" calcext:value-type="float">
            <text:p>235699039</text:p>
          </table:table-cell>
          <table:table-cell table:formula="of:=[.C119]/1000000" office:value-type="float" office:value="235.699039" calcext:value-type="float">
            <text:p>235.6990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36223931" calcext:value-type="float">
            <text:p>236223931</text:p>
          </table:table-cell>
          <table:table-cell table:formula="of:=[.C120]/1000000" office:value-type="float" office:value="236.223931" calcext:value-type="float">
            <text:p>236.2239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38296759" calcext:value-type="float">
            <text:p>238296759</text:p>
          </table:table-cell>
          <table:table-cell table:formula="of:=[.C121]/1000000" office:value-type="float" office:value="238.296759" calcext:value-type="float">
            <text:p>238.2967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39111773" calcext:value-type="float">
            <text:p>239111773</text:p>
          </table:table-cell>
          <table:table-cell table:formula="of:=[.C122]/1000000" office:value-type="float" office:value="239.111773" calcext:value-type="float">
            <text:p>239.1117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40120355" calcext:value-type="float">
            <text:p>240120355</text:p>
          </table:table-cell>
          <table:table-cell table:formula="of:=[.C123]/1000000" office:value-type="float" office:value="240.120355" calcext:value-type="float">
            <text:p>240.1203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241818782" calcext:value-type="float">
            <text:p>241818782</text:p>
          </table:table-cell>
          <table:table-cell table:formula="of:=[.C124]/1000000" office:value-type="float" office:value="241.818782" calcext:value-type="float">
            <text:p>241.8187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42631039" calcext:value-type="float">
            <text:p>242631039</text:p>
          </table:table-cell>
          <table:table-cell table:formula="of:=[.C125]/1000000" office:value-type="float" office:value="242.631039" calcext:value-type="float">
            <text:p>242.6310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44320688" calcext:value-type="float">
            <text:p>244320688</text:p>
          </table:table-cell>
          <table:table-cell table:formula="of:=[.C126]/1000000" office:value-type="float" office:value="244.320688" calcext:value-type="float">
            <text:p>244.3206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45306662" calcext:value-type="float">
            <text:p>245306662</text:p>
          </table:table-cell>
          <table:table-cell table:formula="of:=[.C127]/1000000" office:value-type="float" office:value="245.306662" calcext:value-type="float">
            <text:p>245.3066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46860158" calcext:value-type="float">
            <text:p>246860158</text:p>
          </table:table-cell>
          <table:table-cell table:formula="of:=[.C128]/1000000" office:value-type="float" office:value="246.860158" calcext:value-type="float">
            <text:p>246.8601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49743750" calcext:value-type="float">
            <text:p>249743750</text:p>
          </table:table-cell>
          <table:table-cell table:formula="of:=[.C129]/1000000" office:value-type="float" office:value="249.74375" calcext:value-type="float">
            <text:p>249.74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250891692" calcext:value-type="float">
            <text:p>250891692</text:p>
          </table:table-cell>
          <table:table-cell table:formula="of:=[.C130]/1000000" office:value-type="float" office:value="250.891692" calcext:value-type="float">
            <text:p>250.8916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269765327" calcext:value-type="float">
            <text:p>269765327</text:p>
          </table:table-cell>
          <table:table-cell table:formula="of:=[.C131]/1000000" office:value-type="float" office:value="269.765327" calcext:value-type="float">
            <text:p>269.7653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81324542" calcext:value-type="float">
            <text:p>281324542</text:p>
          </table:table-cell>
          <table:table-cell table:formula="of:=[.C132]/1000000" office:value-type="float" office:value="281.324542" calcext:value-type="float">
            <text:p>281.3245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96526975" calcext:value-type="float">
            <text:p>296526975</text:p>
          </table:table-cell>
          <table:table-cell table:formula="of:=[.C133]/1000000" office:value-type="float" office:value="296.526975" calcext:value-type="float">
            <text:p>296.526975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312890854" calcext:value-type="float">
            <text:p>312890854</text:p>
          </table:table-cell>
          <table:table-cell table:formula="of:=[.C134]/1000000" office:value-type="float" office:value="312.890854" calcext:value-type="float">
            <text:p>312.8908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50791413" calcext:value-type="float">
            <text:p>250791413</text:p>
          </table:table-cell>
          <table:table-cell table:formula="of:=[.C135]/1000000" office:value-type="float" office:value="250.791413" calcext:value-type="float">
            <text:p>250.7914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1312483" calcext:value-type="float">
            <text:p>251312483</text:p>
          </table:table-cell>
          <table:table-cell table:formula="of:=[.C136]/1000000" office:value-type="float" office:value="251.312483" calcext:value-type="float">
            <text:p>251.3124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53361158" calcext:value-type="float">
            <text:p>253361158</text:p>
          </table:table-cell>
          <table:table-cell table:formula="of:=[.C137]/1000000" office:value-type="float" office:value="253.361158" calcext:value-type="float">
            <text:p>253.3611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54430722" calcext:value-type="float">
            <text:p>254430722</text:p>
          </table:table-cell>
          <table:table-cell table:formula="of:=[.C138]/1000000" office:value-type="float" office:value="254.430722" calcext:value-type="float">
            <text:p>254.4307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55522096" calcext:value-type="float">
            <text:p>255522096</text:p>
          </table:table-cell>
          <table:table-cell table:formula="of:=[.C139]/1000000" office:value-type="float" office:value="255.522096" calcext:value-type="float">
            <text:p>255.5220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56921060" calcext:value-type="float">
            <text:p>256921060</text:p>
          </table:table-cell>
          <table:table-cell table:formula="of:=[.C140]/1000000" office:value-type="float" office:value="256.92106" calcext:value-type="float">
            <text:p>256.921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57755709" calcext:value-type="float">
            <text:p>257755709</text:p>
          </table:table-cell>
          <table:table-cell table:formula="of:=[.C141]/1000000" office:value-type="float" office:value="257.755709" calcext:value-type="float">
            <text:p>257.7557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59537062" calcext:value-type="float">
            <text:p>259537062</text:p>
          </table:table-cell>
          <table:table-cell table:formula="of:=[.C142]/1000000" office:value-type="float" office:value="259.537062" calcext:value-type="float">
            <text:p>259.5370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60558471" calcext:value-type="float">
            <text:p>260558471</text:p>
          </table:table-cell>
          <table:table-cell table:formula="of:=[.C143]/1000000" office:value-type="float" office:value="260.558471" calcext:value-type="float">
            <text:p>260.5584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62039869" calcext:value-type="float">
            <text:p>262039869</text:p>
          </table:table-cell>
          <table:table-cell table:formula="of:=[.C144]/1000000" office:value-type="float" office:value="262.039869" calcext:value-type="float">
            <text:p>262.0398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63342419" calcext:value-type="float">
            <text:p>263342419</text:p>
          </table:table-cell>
          <table:table-cell table:formula="of:=[.C145]/1000000" office:value-type="float" office:value="263.342419" calcext:value-type="float">
            <text:p>263.3424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65855581" calcext:value-type="float">
            <text:p>265855581</text:p>
          </table:table-cell>
          <table:table-cell table:formula="of:=[.C146]/1000000" office:value-type="float" office:value="265.855581" calcext:value-type="float">
            <text:p>265.8555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82123832" calcext:value-type="float">
            <text:p>282123832</text:p>
          </table:table-cell>
          <table:table-cell table:formula="of:=[.C147]/1000000" office:value-type="float" office:value="282.123832" calcext:value-type="float">
            <text:p>282.1238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96019337" calcext:value-type="float">
            <text:p>296019337</text:p>
          </table:table-cell>
          <table:table-cell table:formula="of:=[.C148]/1000000" office:value-type="float" office:value="296.019337" calcext:value-type="float">
            <text:p>296.0193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11339613" calcext:value-type="float">
            <text:p>311339613</text:p>
          </table:table-cell>
          <table:table-cell table:formula="of:=[.C149]/1000000" office:value-type="float" office:value="311.339613" calcext:value-type="float">
            <text:p>311.3396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328182616" calcext:value-type="float">
            <text:p>328182616</text:p>
          </table:table-cell>
          <table:table-cell table:formula="of:=[.C150]/1000000" office:value-type="float" office:value="328.182616" calcext:value-type="float">
            <text:p>328.182616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340640347" calcext:value-type="float">
            <text:p>340640347</text:p>
          </table:table-cell>
          <table:table-cell table:formula="of:=[.C151]/1000000" office:value-type="float" office:value="340.640347" calcext:value-type="float">
            <text:p>340.6403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65956182" calcext:value-type="float">
            <text:p>265956182</text:p>
          </table:table-cell>
          <table:table-cell table:formula="of:=[.C152]/1000000" office:value-type="float" office:value="265.956182" calcext:value-type="float">
            <text:p>265.9561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66378785" calcext:value-type="float">
            <text:p>266378785</text:p>
          </table:table-cell>
          <table:table-cell table:formula="of:=[.C153]/1000000" office:value-type="float" office:value="266.378785" calcext:value-type="float">
            <text:p>266.3787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68403435" calcext:value-type="float">
            <text:p>268403435</text:p>
          </table:table-cell>
          <table:table-cell table:formula="of:=[.C154]/1000000" office:value-type="float" office:value="268.403435" calcext:value-type="float">
            <text:p>268.4034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69091100" calcext:value-type="float">
            <text:p>269091100</text:p>
          </table:table-cell>
          <table:table-cell table:formula="of:=[.C155]/1000000" office:value-type="float" office:value="269.0911" calcext:value-type="float">
            <text:p>269.09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70438411" calcext:value-type="float">
            <text:p>270438411</text:p>
          </table:table-cell>
          <table:table-cell table:formula="of:=[.C156]/1000000" office:value-type="float" office:value="270.438411" calcext:value-type="float">
            <text:p>270.4384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271798163" calcext:value-type="float">
            <text:p>271798163</text:p>
          </table:table-cell>
          <table:table-cell table:formula="of:=[.C157]/1000000" office:value-type="float" office:value="271.798163" calcext:value-type="float">
            <text:p>271.7981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272623979" calcext:value-type="float">
            <text:p>272623979</text:p>
          </table:table-cell>
          <table:table-cell table:formula="of:=[.C158]/1000000" office:value-type="float" office:value="272.623979" calcext:value-type="float">
            <text:p>272.6239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74376772" calcext:value-type="float">
            <text:p>274376772</text:p>
          </table:table-cell>
          <table:table-cell table:formula="of:=[.C159]/1000000" office:value-type="float" office:value="274.376772" calcext:value-type="float">
            <text:p>274.3767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275373030" calcext:value-type="float">
            <text:p>275373030</text:p>
          </table:table-cell>
          <table:table-cell table:formula="of:=[.C160]/1000000" office:value-type="float" office:value="275.37303" calcext:value-type="float">
            <text:p>275.373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277558821" calcext:value-type="float">
            <text:p>277558821</text:p>
          </table:table-cell>
          <table:table-cell table:formula="of:=[.C161]/1000000" office:value-type="float" office:value="277.558821" calcext:value-type="float">
            <text:p>277.5588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78550082" calcext:value-type="float">
            <text:p>278550082</text:p>
          </table:table-cell>
          <table:table-cell table:formula="of:=[.C162]/1000000" office:value-type="float" office:value="278.550082" calcext:value-type="float">
            <text:p>278.5500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80647316" calcext:value-type="float">
            <text:p>280647316</text:p>
          </table:table-cell>
          <table:table-cell table:formula="of:=[.C163]/1000000" office:value-type="float" office:value="280.647316" calcext:value-type="float">
            <text:p>280.6473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97032996" calcext:value-type="float">
            <text:p>297032996</text:p>
          </table:table-cell>
          <table:table-cell table:formula="of:=[.C164]/1000000" office:value-type="float" office:value="297.032996" calcext:value-type="float">
            <text:p>297.0329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310928630" calcext:value-type="float">
            <text:p>310928630</text:p>
          </table:table-cell>
          <table:table-cell table:formula="of:=[.C165]/1000000" office:value-type="float" office:value="310.92863" calcext:value-type="float">
            <text:p>310.928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326399395" calcext:value-type="float">
            <text:p>326399395</text:p>
          </table:table-cell>
          <table:table-cell table:formula="of:=[.C166]/1000000" office:value-type="float" office:value="326.399395" calcext:value-type="float">
            <text:p>326.3993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43103866" calcext:value-type="float">
            <text:p>343103866</text:p>
          </table:table-cell>
          <table:table-cell table:formula="of:=[.C167]/1000000" office:value-type="float" office:value="343.103866" calcext:value-type="float">
            <text:p>343.1038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55432147" calcext:value-type="float">
            <text:p>355432147</text:p>
          </table:table-cell>
          <table:table-cell table:formula="of:=[.C168]/1000000" office:value-type="float" office:value="355.432147" calcext:value-type="float">
            <text:p>355.432147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372596163" calcext:value-type="float">
            <text:p>372596163</text:p>
          </table:table-cell>
          <table:table-cell table:formula="of:=[.C169]/1000000" office:value-type="float" office:value="372.596163" calcext:value-type="float">
            <text:p>372.5961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80900205" calcext:value-type="float">
            <text:p>280900205</text:p>
          </table:table-cell>
          <table:table-cell table:formula="of:=[.C170]/1000000" office:value-type="float" office:value="280.900205" calcext:value-type="float">
            <text:p>280.9002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81570932" calcext:value-type="float">
            <text:p>281570932</text:p>
          </table:table-cell>
          <table:table-cell table:formula="of:=[.C171]/1000000" office:value-type="float" office:value="281.570932" calcext:value-type="float">
            <text:p>281.5709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83327338" calcext:value-type="float">
            <text:p>283327338</text:p>
          </table:table-cell>
          <table:table-cell table:formula="of:=[.C172]/1000000" office:value-type="float" office:value="283.327338" calcext:value-type="float">
            <text:p>283.3273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84504574" calcext:value-type="float">
            <text:p>284504574</text:p>
          </table:table-cell>
          <table:table-cell table:formula="of:=[.C173]/1000000" office:value-type="float" office:value="284.504574" calcext:value-type="float">
            <text:p>284.5045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85287608" calcext:value-type="float">
            <text:p>285287608</text:p>
          </table:table-cell>
          <table:table-cell table:formula="of:=[.C174]/1000000" office:value-type="float" office:value="285.287608" calcext:value-type="float">
            <text:p>285.2876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86818203" calcext:value-type="float">
            <text:p>286818203</text:p>
          </table:table-cell>
          <table:table-cell table:formula="of:=[.C175]/1000000" office:value-type="float" office:value="286.818203" calcext:value-type="float">
            <text:p>286.8182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87613819" calcext:value-type="float">
            <text:p>287613819</text:p>
          </table:table-cell>
          <table:table-cell table:formula="of:=[.C176]/1000000" office:value-type="float" office:value="287.613819" calcext:value-type="float">
            <text:p>287.6138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89400108" calcext:value-type="float">
            <text:p>289400108</text:p>
          </table:table-cell>
          <table:table-cell table:formula="of:=[.C177]/1000000" office:value-type="float" office:value="289.400108" calcext:value-type="float">
            <text:p>289.4001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90372734" calcext:value-type="float">
            <text:p>290372734</text:p>
          </table:table-cell>
          <table:table-cell table:formula="of:=[.C178]/1000000" office:value-type="float" office:value="290.372734" calcext:value-type="float">
            <text:p>290.3727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91922712" calcext:value-type="float">
            <text:p>291922712</text:p>
          </table:table-cell>
          <table:table-cell table:formula="of:=[.C179]/1000000" office:value-type="float" office:value="291.922712" calcext:value-type="float">
            <text:p>291.9227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93468753" calcext:value-type="float">
            <text:p>293468753</text:p>
          </table:table-cell>
          <table:table-cell table:formula="of:=[.C180]/1000000" office:value-type="float" office:value="293.468753" calcext:value-type="float">
            <text:p>293.4687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95417235" calcext:value-type="float">
            <text:p>295417235</text:p>
          </table:table-cell>
          <table:table-cell table:formula="of:=[.C181]/1000000" office:value-type="float" office:value="295.417235" calcext:value-type="float">
            <text:p>295.4172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12018702" calcext:value-type="float">
            <text:p>312018702</text:p>
          </table:table-cell>
          <table:table-cell table:formula="of:=[.C182]/1000000" office:value-type="float" office:value="312.018702" calcext:value-type="float">
            <text:p>312.0187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25528188" calcext:value-type="float">
            <text:p>325528188</text:p>
          </table:table-cell>
          <table:table-cell table:formula="of:=[.C183]/1000000" office:value-type="float" office:value="325.528188" calcext:value-type="float">
            <text:p>325.5281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41385060" calcext:value-type="float">
            <text:p>341385060</text:p>
          </table:table-cell>
          <table:table-cell table:formula="of:=[.C184]/1000000" office:value-type="float" office:value="341.38506" calcext:value-type="float">
            <text:p>341.385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57385277" calcext:value-type="float">
            <text:p>357385277</text:p>
          </table:table-cell>
          <table:table-cell table:formula="of:=[.C185]/1000000" office:value-type="float" office:value="357.385277" calcext:value-type="float">
            <text:p>357.3852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70284841" calcext:value-type="float">
            <text:p>370284841</text:p>
          </table:table-cell>
          <table:table-cell table:formula="of:=[.C186]/1000000" office:value-type="float" office:value="370.284841" calcext:value-type="float">
            <text:p>370.2848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386738694" calcext:value-type="float">
            <text:p>386738694</text:p>
          </table:table-cell>
          <table:table-cell table:formula="of:=[.C187]/1000000" office:value-type="float" office:value="386.738694" calcext:value-type="float">
            <text:p>386.738694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400213620" calcext:value-type="float">
            <text:p>400213620</text:p>
          </table:table-cell>
          <table:table-cell table:formula="of:=[.C188]/1000000" office:value-type="float" office:value="400.21362" calcext:value-type="float">
            <text:p>400.213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95849045" calcext:value-type="float">
            <text:p>295849045</text:p>
          </table:table-cell>
          <table:table-cell table:formula="of:=[.C189]/1000000" office:value-type="float" office:value="295.849045" calcext:value-type="float">
            <text:p>295.8490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296698361" calcext:value-type="float">
            <text:p>296698361</text:p>
          </table:table-cell>
          <table:table-cell table:formula="of:=[.C190]/1000000" office:value-type="float" office:value="296.698361" calcext:value-type="float">
            <text:p>296.6983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98196548" calcext:value-type="float">
            <text:p>298196548</text:p>
          </table:table-cell>
          <table:table-cell table:formula="of:=[.C191]/1000000" office:value-type="float" office:value="298.196548" calcext:value-type="float">
            <text:p>298.1965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299090190" calcext:value-type="float">
            <text:p>299090190</text:p>
          </table:table-cell>
          <table:table-cell table:formula="of:=[.C192]/1000000" office:value-type="float" office:value="299.09019" calcext:value-type="float">
            <text:p>299.090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517298" calcext:value-type="float">
            <text:p>300517298</text:p>
          </table:table-cell>
          <table:table-cell table:formula="of:=[.C193]/1000000" office:value-type="float" office:value="300.517298" calcext:value-type="float">
            <text:p>300.5172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01858557" calcext:value-type="float">
            <text:p>301858557</text:p>
          </table:table-cell>
          <table:table-cell table:formula="of:=[.C194]/1000000" office:value-type="float" office:value="301.858557" calcext:value-type="float">
            <text:p>301.8585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302635001" calcext:value-type="float">
            <text:p>302635001</text:p>
          </table:table-cell>
          <table:table-cell table:formula="of:=[.C195]/1000000" office:value-type="float" office:value="302.635001" calcext:value-type="float">
            <text:p>302.6350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304579380" calcext:value-type="float">
            <text:p>304579380</text:p>
          </table:table-cell>
          <table:table-cell table:formula="of:=[.C196]/1000000" office:value-type="float" office:value="304.57938" calcext:value-type="float">
            <text:p>304.579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05437605" calcext:value-type="float">
            <text:p>305437605</text:p>
          </table:table-cell>
          <table:table-cell table:formula="of:=[.C197]/1000000" office:value-type="float" office:value="305.437605" calcext:value-type="float">
            <text:p>305.4376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306992854" calcext:value-type="float">
            <text:p>306992854</text:p>
          </table:table-cell>
          <table:table-cell table:formula="of:=[.C198]/1000000" office:value-type="float" office:value="306.992854" calcext:value-type="float">
            <text:p>306.9928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308519998" calcext:value-type="float">
            <text:p>308519998</text:p>
          </table:table-cell>
          <table:table-cell table:formula="of:=[.C199]/1000000" office:value-type="float" office:value="308.519998" calcext:value-type="float">
            <text:p>308.5199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10612871" calcext:value-type="float">
            <text:p>310612871</text:p>
          </table:table-cell>
          <table:table-cell table:formula="of:=[.C200]/1000000" office:value-type="float" office:value="310.612871" calcext:value-type="float">
            <text:p>310.6128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27155181" calcext:value-type="float">
            <text:p>327155181</text:p>
          </table:table-cell>
          <table:table-cell table:formula="of:=[.C201]/1000000" office:value-type="float" office:value="327.155181" calcext:value-type="float">
            <text:p>327.1551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40802553" calcext:value-type="float">
            <text:p>340802553</text:p>
          </table:table-cell>
          <table:table-cell table:formula="of:=[.C202]/1000000" office:value-type="float" office:value="340.802553" calcext:value-type="float">
            <text:p>340.8025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56698316" calcext:value-type="float">
            <text:p>356698316</text:p>
          </table:table-cell>
          <table:table-cell table:formula="of:=[.C203]/1000000" office:value-type="float" office:value="356.698316" calcext:value-type="float">
            <text:p>356.6983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372417670" calcext:value-type="float">
            <text:p>372417670</text:p>
          </table:table-cell>
          <table:table-cell table:formula="of:=[.C204]/1000000" office:value-type="float" office:value="372.41767" calcext:value-type="float">
            <text:p>372.417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85704111" calcext:value-type="float">
            <text:p>385704111</text:p>
          </table:table-cell>
          <table:table-cell table:formula="of:=[.C205]/1000000" office:value-type="float" office:value="385.704111" calcext:value-type="float">
            <text:p>385.7041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04974285" calcext:value-type="float">
            <text:p>404974285</text:p>
          </table:table-cell>
          <table:table-cell table:formula="of:=[.C206]/1000000" office:value-type="float" office:value="404.974285" calcext:value-type="float">
            <text:p>404.9742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415246894" calcext:value-type="float">
            <text:p>415246894</text:p>
          </table:table-cell>
          <table:table-cell table:formula="of:=[.C207]/1000000" office:value-type="float" office:value="415.246894" calcext:value-type="float">
            <text:p>415.246894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430304283" calcext:value-type="float">
            <text:p>430304283</text:p>
          </table:table-cell>
          <table:table-cell table:formula="of:=[.C208]/1000000" office:value-type="float" office:value="430.304283" calcext:value-type="float">
            <text:p>430.3042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10900628" calcext:value-type="float">
            <text:p>310900628</text:p>
          </table:table-cell>
          <table:table-cell table:formula="of:=[.C209]/1000000" office:value-type="float" office:value="310.900628" calcext:value-type="float">
            <text:p>310.9006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11681471" calcext:value-type="float">
            <text:p>311681471</text:p>
          </table:table-cell>
          <table:table-cell table:formula="of:=[.C210]/1000000" office:value-type="float" office:value="311.681471" calcext:value-type="float">
            <text:p>311.6814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13319397" calcext:value-type="float">
            <text:p>313319397</text:p>
          </table:table-cell>
          <table:table-cell table:formula="of:=[.C211]/1000000" office:value-type="float" office:value="313.319397" calcext:value-type="float">
            <text:p>313.3193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314189483" calcext:value-type="float">
            <text:p>314189483</text:p>
          </table:table-cell>
          <table:table-cell table:formula="of:=[.C212]/1000000" office:value-type="float" office:value="314.189483" calcext:value-type="float">
            <text:p>314.1894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15215576" calcext:value-type="float">
            <text:p>315215576</text:p>
          </table:table-cell>
          <table:table-cell table:formula="of:=[.C213]/1000000" office:value-type="float" office:value="315.215576" calcext:value-type="float">
            <text:p>315.2155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17022530" calcext:value-type="float">
            <text:p>317022530</text:p>
          </table:table-cell>
          <table:table-cell table:formula="of:=[.C214]/1000000" office:value-type="float" office:value="317.02253" calcext:value-type="float">
            <text:p>317.022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17750423" calcext:value-type="float">
            <text:p>317750423</text:p>
          </table:table-cell>
          <table:table-cell table:formula="of:=[.C215]/1000000" office:value-type="float" office:value="317.750423" calcext:value-type="float">
            <text:p>317.7504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319354501" calcext:value-type="float">
            <text:p>319354501</text:p>
          </table:table-cell>
          <table:table-cell table:formula="of:=[.C216]/1000000" office:value-type="float" office:value="319.354501" calcext:value-type="float">
            <text:p>319.3545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20522664" calcext:value-type="float">
            <text:p>320522664</text:p>
          </table:table-cell>
          <table:table-cell table:formula="of:=[.C217]/1000000" office:value-type="float" office:value="320.522664" calcext:value-type="float">
            <text:p>320.5226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321930998" calcext:value-type="float">
            <text:p>321930998</text:p>
          </table:table-cell>
          <table:table-cell table:formula="of:=[.C218]/1000000" office:value-type="float" office:value="321.930998" calcext:value-type="float">
            <text:p>321.9309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23481191" calcext:value-type="float">
            <text:p>323481191</text:p>
          </table:table-cell>
          <table:table-cell table:formula="of:=[.C219]/1000000" office:value-type="float" office:value="323.481191" calcext:value-type="float">
            <text:p>323.4811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325397909" calcext:value-type="float">
            <text:p>325397909</text:p>
          </table:table-cell>
          <table:table-cell table:formula="of:=[.C220]/1000000" office:value-type="float" office:value="325.397909" calcext:value-type="float">
            <text:p>325.3979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42330009" calcext:value-type="float">
            <text:p>342330009</text:p>
          </table:table-cell>
          <table:table-cell table:formula="of:=[.C221]/1000000" office:value-type="float" office:value="342.330009" calcext:value-type="float">
            <text:p>342.330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56602047" calcext:value-type="float">
            <text:p>356602047</text:p>
          </table:table-cell>
          <table:table-cell table:formula="of:=[.C222]/1000000" office:value-type="float" office:value="356.602047" calcext:value-type="float">
            <text:p>356.6020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74218945" calcext:value-type="float">
            <text:p>374218945</text:p>
          </table:table-cell>
          <table:table-cell table:formula="of:=[.C223]/1000000" office:value-type="float" office:value="374.218945" calcext:value-type="float">
            <text:p>374.2189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390195634" calcext:value-type="float">
            <text:p>390195634</text:p>
          </table:table-cell>
          <table:table-cell table:formula="of:=[.C224]/1000000" office:value-type="float" office:value="390.195634" calcext:value-type="float">
            <text:p>390.1956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01108343" calcext:value-type="float">
            <text:p>401108343</text:p>
          </table:table-cell>
          <table:table-cell table:formula="of:=[.C225]/1000000" office:value-type="float" office:value="401.108343" calcext:value-type="float">
            <text:p>401.1083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21142866" calcext:value-type="float">
            <text:p>421142866</text:p>
          </table:table-cell>
          <table:table-cell table:formula="of:=[.C226]/1000000" office:value-type="float" office:value="421.142866" calcext:value-type="float">
            <text:p>421.1428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0771362" calcext:value-type="float">
            <text:p>430771362</text:p>
          </table:table-cell>
          <table:table-cell table:formula="of:=[.C227]/1000000" office:value-type="float" office:value="430.771362" calcext:value-type="float">
            <text:p>430.7713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47015620" calcext:value-type="float">
            <text:p>447015620</text:p>
          </table:table-cell>
          <table:table-cell table:formula="of:=[.C228]/1000000" office:value-type="float" office:value="447.01562" calcext:value-type="float">
            <text:p>447.0156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461224357" calcext:value-type="float">
            <text:p>461224357</text:p>
          </table:table-cell>
          <table:table-cell table:formula="of:=[.C229]/1000000" office:value-type="float" office:value="461.224357" calcext:value-type="float">
            <text:p>461.2243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1:32:46.894967025</meta:creation-date>
    <dc:date>2018-08-24T12:01:37.848985871</dc:date>
    <meta:editing-duration>PT18M40S</meta:editing-duration>
    <meta:editing-cycles>1</meta:editing-cycles>
    <meta:document-statistic meta:table-count="1" meta:cell-count="916" meta:object-count="0"/>
    <meta:generator>LibreOffice/5.2.7.2$Linux_X86_64 LibreOffice_project/20m0$Build-2</meta:generator>
  </office:meta>
</office:document-meta>
</file>